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8.86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Задачи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лановая дата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Комментари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 Добавление заявок без интеграции с 1С "вручную" по кнопке создать заказ. Для заполнения доступны все поля. Плюс инфо о перевозчике (ниже расписано отдель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Закачка заявок через excel (шаблон) - пока не делать!!!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. Добавление маршрутов через админку с тарифом за маршрут, за часы (new!) и количество точек (new). Просто добавить поля. Расчеты будем делать отдельно, позже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добавить стоимость за маршрут, добавить измене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. При изменении статуса накладной и МЛ со статусом "доставлено" вводить количество фактичеких часов (пока - вручную)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5. При изменении статуса накладной и МЛ возможность выбора ФИО водителя, Номера ТС, Транспортной компании. От этих полей сделать ссылку на добавление транспортной компании. После выполнения п.6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. Доработка БД - таблица с транспортными компаниями, водителями, номерами ТС - все отдельно.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не выложено на тес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К накладной и МЛ - ввод сопроводительных документов - отдельные таблицы с типами ТСД (товаро-сопроводительные документы). Делать по аналогии с претензия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 Модуль взаиморасчетов. Возможность объединения МЛ и накладных в реестр - отдельные таблицы в БД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9. Проверить добавление юзеров через админку. При необходимости исправить. + 13/03, Дмитрий. Клинтский пользователь привязывается по ИНН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В дальнейшем переделать на ИНН, пока оставить по наименованию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0. Добавление транспортных компаний, водителей и ТС через админку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Добавление заказа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Инфо о заказе от клиента - наименование, внешний номер заказа, стоимость, груз (тоннаж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Сразу возможность перехода к составлению маршрута или выбору маршрут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Инфо о перевозчике - всё + стоимость при необходимости (или расчет при выбранном маршруте, или вводить при составлении маршрута?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ри добавлении заказа печать доверенности и иных документов - отчеты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Косметик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Стоимости за маршруты – если не поставили "точку", то сохранять как целочисленное значение</text:p>
          </table:table-cell>
          <table:table-cell table:style-name="ce5" office:value-type="string" calcext:value-type="string">
            <text:p>Дмитрий</text:p>
          </table:table-cell>
          <table:table-cell table:style-name="ce5" office:value-type="string" calcext:value-type="string">
            <text:p>04.05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Проверить поиск маршрутов на продуктиве – убрать регистрочувствительность</text:p>
          </table:table-cell>
          <table:table-cell office:value-type="string" calcext:value-type="string">
            <text:p>Роман+Дмитрий</text:p>
          </table:table-cell>
          <table:table-cell office:value-type="string" calcext:value-type="string">
            <text:p>04.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9 задача – добавить на прод</text:p>
          </table:table-cell>
          <table:table-cell table:style-name="ce5" office:value-type="string" calcext:value-type="string">
            <text:p>Роман</text:p>
          </table:table-cell>
          <table:table-cell table:style-name="ce5" office:value-type="string" calcext:value-type="string">
            <text:p>30.04</text:p>
          </table:table-cell>
          <table:table-cell table:style-name="ce5" table:number-columns-repeated="1021"/>
        </table:table-row>
        <table:table-row table:style-name="ro1">
          <table:table-cell table:style-name="ce2" office:value-type="string" calcext:value-type="string">
            <text:p>Количество фактических часов – формат целого числа</text:p>
          </table:table-cell>
          <table:table-cell table:style-name="ce2" office:value-type="string" calcext:value-type="string">
            <text:p>Роман</text:p>
          </table:table-cell>
          <table:table-cell table:style-name="ce2" office:value-type="string" calcext:value-type="string">
            <text:p>04.05</text:p>
          </table:table-cell>
          <table:table-cell table:style-name="ce2" table:number-columns-repeated="1021"/>
        </table:table-row>
        <table:table-row table:style-name="ro1">
          <table:table-cell table:style-name="ce5" office:value-type="string" calcext:value-type="string">
            <text:p>Оптимизировать поиск инфы по заявке (ИСТОРИЯ СТАТУСОВ) + добавить анимацию при загрузке</text:p>
          </table:table-cell>
          <table:table-cell table:style-name="ce5" office:value-type="string" calcext:value-type="string">
            <text:p>Роман</text:p>
          </table:table-cell>
          <table:table-cell table:style-name="ce5" office:value-type="string" calcext:value-type="string">
            <text:p>04.05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 задаче 5 – вывод полей только для роли администратор и диспетчер (диспетчер склада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К задаче 10 – не удалять записи из базы, а ставить признак "удалено"</text:p>
          </table:table-cell>
          <table:table-cell table:style-name="ce5" office:value-type="string" calcext:value-type="string">
            <text:p>Дмитрий</text:p>
          </table:table-cell>
          <table:table-cell table:style-name="ce5" office:value-type="string" calcext:value-type="string">
            <text:p>04.05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К задаче 10 – добавить во фронте подтверждение удаления водителей и ТС при удалении транспортной компании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04.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К задаче 10 – в заявках, где были внесены удаленные ТС, ТЭК, водители – их оставлять для отображения, при внесении при изменении стаутсов не давать для выбора удаленных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К задаче 10 – при добавлении ТС выбирать ТЭК по краткому названию</text:p>
          </table:table-cell>
          <table:table-cell office:value-type="string" calcext:value-type="string">
            <text:p>Дмитр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 задаче 10 – при добавлении водителя выбирать ТЭК, выбирать ТС по номеру ТС</text:p>
          </table:table-cell>
          <table:table-cell office:value-type="string" calcext:value-type="string">
            <text:p>Дмитрий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ытаскивать в пунктах у юзеров только пункты, принадлежащие маршруту, то же самое при добавлении пункта в направлении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14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тбивка на электронную почту торгового представителя при создании претензии "создана претензия к накладной номер №№№№№№"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14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рикрутить домен 3-го уровня</text:p>
          </table:table-cell>
          <table:table-cell office:value-type="string" calcext:value-type="string">
            <text:p>Рома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дача 9 – добавить на прод Роман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13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оказывать по какому полю фильтрация</text:p>
          </table:table-cell>
          <table:table-cell office:value-type="string" calcext:value-type="string">
            <text:p>Рома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брать вторую полосу вертикальной прокрутки</text:p>
          </table:table-cell>
          <table:table-cell office:value-type="string" calcext:value-type="string">
            <text:p>Роман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Возможности ролей по админк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Администратор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Диспетчер</text:p>
          </table:table-cell>
          <table:table-cell/>
        </table:table-row>
        <table:table-row table:style-name="ro1">
          <table:table-cell office:value-type="string" calcext:value-type="string">
            <text:p>Диспетчер склада</text:p>
          </table:table-cell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 style:data-style-name="N2" text:time-value="13:16:45.3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0M32S</meta:editing-duration>
    <meta:editing-cycles>13</meta:editing-cycles>
    <meta:generator>LibreOffice/5.0.2.2$Windows_x86 LibreOffice_project/37b43f919e4de5eeaca9b9755ed688758a8251fe</meta:generator>
    <dc:date>2017-05-13T19:17:43.077000000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